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997cm" style:use-optimal-column-width="false"/>
    </style:style>
    <style:style style:name="co2" style:family="table-column">
      <style:table-column-properties style:column-width="2.964cm" style:use-optimal-column-width="false"/>
    </style:style>
    <style:style style:name="co3" style:family="table-column">
      <style:table-column-properties style:column-width="1.992cm" style:use-optimal-column-width="false"/>
    </style:style>
    <style:style style:name="co4" style:family="table-column">
      <style:table-column-properties style:column-width="2.091cm" style:use-optimal-column-width="false"/>
    </style:style>
    <style:style style:name="co5" style:family="table-column">
      <style:table-column-properties style:column-width="2.547cm" style:use-optimal-column-width="false"/>
    </style:style>
    <style:style style:name="co6" style:family="table-column">
      <style:table-column-properties style:column-width="2.646cm" style:use-optimal-column-width="false"/>
    </style:style>
    <style:style style:name="co7" style:family="table-column">
      <style:table-column-properties style:column-width="3.463cm" style:use-optimal-column-width="false"/>
    </style:style>
    <style:style style:name="co8" style:family="table-column">
      <style:table-column-properties style:column-width="5.137cm" style:use-optimal-column-width="false"/>
    </style:style>
    <style:style style:name="ro1" style:family="table-row">
      <style:table-row-properties style:row-height="2.844cm"/>
    </style:style>
    <style:style style:name="ro2" style:family="table-row">
      <style:table-row-properties style:row-height="1.578cm"/>
    </style:style>
    <style:style style:name="ce1" style:family="table-cell">
      <style:graphic-properties style:repeat="repeat"/>
      <style:paragraph-properties fo:margin-top="0cm" fo:margin-bottom="0cm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font-family="Cumberland, 'Courier New'" style:font-family-generic="modern" style:font-pitch="fixed" fo:font-size="32pt" style:font-family-asian="Cumberland, 'Courier New'" style:font-family-generic-asian="modern" style:font-pitch-asian="fixed" style:font-size-asian="32pt" style:font-family-complex="Cumberland, 'Courier New'" style:font-family-generic-complex="modern" style:font-pitch-complex="fixed" style:font-size-complex="32pt"/>
    </style:style>
    <style:style style:name="P1" style:family="paragraph">
      <style:paragraph-properties fo:margin-top="0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Cumberland, 'Courier New'" style:font-family-generic="modern" style:font-pitch="fixed" fo:font-size="32pt" style:font-family-asian="Cumberland, 'Courier New'" style:font-family-generic-asian="modern" style:font-pitch-asian="fixed" style:font-size-asian="32pt" style:font-family-complex="Cumberland, 'Courier New'" style:font-family-generic-complex="modern" style:font-pitch-complex="fixed" style:font-size-complex="32pt"/>
    </style:style>
    <style:style style:name="T3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FreeMono" style:font-family-generic="modern" style:font-pitch="fixed" fo:font-weight="bold" style:font-weight-asian="bold" style:font-weight-complex="bold"/>
    </style:style>
    <style:style style:name="T6" style:family="text">
      <style:text-properties fo:font-family="'Liberation Sans'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überladung</text:p>
          </draw:text-box>
        </draw:frame>
        <draw:frame draw:style-name="standard" draw:layer="layout" svg:width="23.836cm" svg:height="9.155cm" svg:x="2cm" svg:y="6.8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1"><text:span text:style-name="T1"/></text:p>
                <text:p><text:span text:style-name="T2">+</text:span></text:p>
              </table:table-cell>
              <table:table-cell>
                <text:p><text:span text:style-name="T2">-</text:span></text:p>
              </table:table-cell>
              <table:table-cell>
                <text:p><text:span text:style-name="T2">*</text:span></text:p>
              </table:table-cell>
              <table:table-cell>
                <text:p><text:span text:style-name="T2">/</text:span></text:p>
              </table:table-cell>
              <table:table-cell>
                <text:p><text:span text:style-name="T2">%</text:span></text:p>
              </table:table-cell>
              <table:table-cell>
                <text:p><text:span text:style-name="T2">^</text:span></text:p>
              </table:table-cell>
              <table:table-cell>
                <text:p><text:span text:style-name="T2">&amp;</text:span></text:p>
              </table:table-cell>
              <table:table-cell>
                <text:p><text:span text:style-name="T2">|</text:span></text:p>
              </table:table-cell>
            </table:table-row>
            <table:table-row table:style-name="ro2" table:default-cell-style-name="ce2">
              <table:table-cell>
                <text:p><text:span text:style-name="T2">~</text:span></text:p>
              </table:table-cell>
              <table:table-cell>
                <text:p><text:span text:style-name="T2">!</text:span></text:p>
              </table:table-cell>
              <table:table-cell>
                <text:p><text:span text:style-name="T2">,</text:span></text:p>
              </table:table-cell>
              <table:table-cell>
                <text:p><text:span text:style-name="T2">=</text:span></text:p>
              </table:table-cell>
              <table:table-cell>
                <text:p><text:span text:style-name="T2">&lt;</text:span></text:p>
              </table:table-cell>
              <table:table-cell>
                <text:p><text:span text:style-name="T2">&gt;</text:span></text:p>
              </table:table-cell>
              <table:table-cell>
                <text:p><text:span text:style-name="T2">&lt;=</text:span></text:p>
              </table:table-cell>
              <table:table-cell>
                <text:p><text:span text:style-name="T2">&gt;=</text:span></text:p>
              </table:table-cell>
            </table:table-row>
            <table:table-row table:style-name="ro2" table:default-cell-style-name="ce2">
              <table:table-cell>
                <text:p><text:span text:style-name="T2">++</text:span></text:p>
              </table:table-cell>
              <table:table-cell>
                <text:p><text:span text:style-name="T2">--</text:span></text:p>
              </table:table-cell>
              <table:table-cell>
                <text:p><text:span text:style-name="T2">«</text:span></text:p>
              </table:table-cell>
              <table:table-cell>
                <text:p><text:span text:style-name="T2">»</text:span></text:p>
              </table:table-cell>
              <table:table-cell>
                <text:p><text:span text:style-name="T2">==</text:span></text:p>
              </table:table-cell>
              <table:table-cell>
                <text:p><text:span text:style-name="T2">!=</text:span></text:p>
              </table:table-cell>
              <table:table-cell>
                <text:p><text:span text:style-name="T2">&amp;&amp;</text:span></text:p>
              </table:table-cell>
              <table:table-cell>
                <text:p><text:span text:style-name="T2">||</text:span></text:p>
              </table:table-cell>
            </table:table-row>
            <table:table-row table:style-name="ro2" table:default-cell-style-name="ce2">
              <table:table-cell>
                <text:p><text:span text:style-name="T2">+=</text:span></text:p>
              </table:table-cell>
              <table:table-cell>
                <text:p><text:span text:style-name="T2">-=</text:span></text:p>
              </table:table-cell>
              <table:table-cell>
                <text:p><text:span text:style-name="T2">/=</text:span></text:p>
              </table:table-cell>
              <table:table-cell>
                <text:p><text:span text:style-name="T2">%=</text:span></text:p>
              </table:table-cell>
              <table:table-cell>
                <text:p><text:span text:style-name="T2">^=</text:span></text:p>
              </table:table-cell>
              <table:table-cell>
                <text:p><text:span text:style-name="T2">&amp;=</text:span></text:p>
              </table:table-cell>
              <table:table-cell>
                <text:p><text:span text:style-name="T2">|=</text:span></text:p>
              </table:table-cell>
              <table:table-cell>
                <text:p><text:span text:style-name="T2">*=</text:span></text:p>
              </table:table-cell>
            </table:table-row>
            <table:table-row table:style-name="ro2" table:default-cell-style-name="ce2">
              <table:table-cell>
                <text:p><text:span text:style-name="T2">«=</text:span></text:p>
              </table:table-cell>
              <table:table-cell>
                <text:p><text:span text:style-name="T2">»=</text:span></text:p>
              </table:table-cell>
              <table:table-cell>
                <text:p><text:span text:style-name="T2">[]</text:span></text:p>
              </table:table-cell>
              <table:table-cell>
                <text:p><text:span text:style-name="T2">()</text:span></text:p>
              </table:table-cell>
              <table:table-cell>
                <text:p><text:span text:style-name="T2">-&gt;</text:span></text:p>
              </table:table-cell>
              <table:table-cell>
                <text:p><text:span text:style-name="T2">-&gt;*</text:span></text:p>
              </table:table-cell>
              <table:table-cell>
                <text:p><text:span text:style-name="T2">new</text:span></text:p>
              </table:table-cell>
              <table:table-cell>
                <text:p><text:span text:style-name="T2">delet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orüberladung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2">
              <text:list-item>
                <text:p>Keine Überladung für</text:p>
                <text:list>
                  <text:list-item>
                    <text:p>. <text:s/>.* <text:s/>:: <text:s/>?: <text:s/>sizeof <text:s/>-operator</text:p>
                  </text:list-item>
                </text:list>
              </text:list-item>
              <text:list-item>
                <text:p>Neue Operatoren können nicht definiert werden</text:p>
              </text:list-item>
              <text:list-item>
                <text:p><text:s/>Eigenschaften bleiben erhalten</text:p>
                <text:list>
                  <text:list-item>
                    <text:p>Unär/binär</text:p>
                  </text:list-item>
                  <text:list-item>
                    <text:p>Assoziativität</text:p>
                  </text:list-item>
                  <text:list-item>
                    <text:p>Priorität</text:p>
                  </text:list-item>
                </text:list>
              </text:list-item>
              <text:list-item>
                <text:p><text:s/>Ein Operand muss von einem Klassendatentyp se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orüberlad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Überladung durch</text:p>
                <text:list>
                  <text:list-item>
                    <text:p>Memberfunktion (linker Operand vom Klassentyp)</text:p>
                  </text:list-item>
                  <text:list-item>
                    <text:p>Nicht Memberfunktion (friend)</text:p>
                  </text:list-item>
                </text:list>
              </text:list-item>
              <text:list-item>
                <text:p>Operatoren () und [] können nur durch Memberfunktionen überladen werden. (Beispiel Array-Klasse)</text:p>
              </text:list-item>
              <text:list-item>
                <text:p>Rückgabe einer Referenz, wenn das Ergebnisobjekt bereits existiert (+=, =, *= ...)</text:p>
              </text:list-item>
              <text:list-item>
                <text:p>Rückgabe des Objektes, wenn ein neues Objekt erzeugt wird (+, - <text:s/>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Operatorüberladung<text:line-break/>Varianten</text:p>
          </draw:text-box>
        </draw:frame>
        <draw:frame draw:style-name="gr2" draw:layer="layout" svg:width="24.5cm" svg:height="5.248cm" svg:x="1.5cm" svg:y="5cm">
          <draw:text-box>
            <text:list text:style-name="L1">
              <text:list-item>
                <text:p><text:span text:style-name="T3">Als Memberfunktion</text:span></text:p>
                <text:list>
                  <text:list-item>
                    <text:p><text:span text:style-name="T3">Der erste Operand muss vom Typ der eigenen Klasse sein</text:span></text:p>
                  </text:list-item>
                  <text:list-item>
                    <text:p><text:span text:style-name="T4">erg_type operator@ ()</text:span></text:p>
                  </text:list-item>
                  <text:list-item>
                    <text:p><text:span text:style-name="T4">erg_type operator@ (arg_type operand2)</text:span></text:p>
                  </text:list-item>
                </text:list>
              </text:list-item>
            </text:list>
          </draw:text-box>
        </draw:frame>
        <draw:frame draw:style-name="gr2" draw:layer="layout" svg:width="23.5cm" svg:height="5.587cm" svg:x="1.5cm" svg:y="11.5cm">
          <draw:text-box>
            <text:list text:style-name="L1">
              <text:list-item>
                <text:p xml:id="id1" text:id="id1"><text:span text:style-name="T3">Als Friend</text:span></text:p>
                <text:list>
                  <text:list-item>
                    <text:p xml:id="id2" text:id="id2"><text:span text:style-name="T4">erg_type operator@ (arg_type op)</text:span></text:p>
                  </text:list-item>
                  <text:list-item>
                    <text:p xml:id="id3" text:id="id3"><text:span text:style-name="T4">erg_type operator@ (class_type op 1, arg_type op2)</text:span></text:p>
                  </text:list-item>
                  <text:list-item>
                    <text:p xml:id="id4" text:id="id4"><text:span text:style-name="T4">erg_type operator@ (arg_type op 1, class_type op2)</text:span></text:p>
                  </text:list-item>
                </text:list>
              </text:list-item>
            </text:list>
          </draw:text-box>
        </draw:frame>
        <draw:frame draw:style-name="gr2" draw:layer="layout" svg:width="26cm" svg:height="3.554cm" svg:x="1.5cm" svg:y="17.5cm">
          <draw:text-box>
            <text:list text:style-name="L1">
              <text:list-item>
                <text:p xml:id="id5" text:id="id5"><text:span text:style-name="T3">Kommutativität ergibt sich nicht automatisch, es müssen dann zwei Operatorfunktionen realisiert wer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orüberladung<text:line-break/>Aufruf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ufruf durch Verwendung im Ausdruck</text:p>
              </text:list-item>
              <text:list-item>
                <text:p/>
                <text:list>
                  <text:list-header>
                    <text:p>mystring s1=“Hans “;</text:p>
                    <text:p>s1=s1+“Huckebein“;</text:p>
                  </text:list-header>
                </text:list>
              </text:list-item>
              <text:list-item>
                <text:p>Aufruf als Funktion</text:p>
                <text:list>
                  <text:list-header>
                    <text:p>mystring s1=“Hans “;</text:p>
                    <text:p>s1=s1.operator+(“Huckebein“);</text:p>
                    <text:p>oder</text:p>
                    <text:p>s1.operator=(s1.operator+(“Huckebein“)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orüberladung<text:line-break/>Konvertierung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2">
              <text:list-item>
                <text:p>Ein Konstruktor mit nur einem Argument (beim Aufruf) heißt Konvertierungskonstruktor</text:p>
              </text:list-item>
              <text:list-item>
                <text:p>Konvertierung Fremdtyp → eigenen Klassentyp</text:p>
                <text:list>
                  <text:list-item>
                    <text:p>fraction(long num, long den=1);</text:p>
                  </text:list-item>
                </text:list>
              </text:list-item>
              <text:list-item>
                <text:p>Um den impliziten Aufruf zu verhindern, kann <text:span text:style-name="T5">explizit</text:span> davor angegeben werden. </text:p>
                <text:p>(wird verwendet um Mehrdeutigkeiten aufzulösen, bedingt aber mehr Schreibaufwan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peratorüberladung<text:line-break/>Konvertier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Zur Konvertierung des eigenen Klassentyps in einen Fremdtyp kann man einen Konvertierungsoperator schreiben:</text:p>
                <text:p><text:span text:style-name="T5">operator double()</text:span></text:p>
                <text:p><text:span text:style-name="T5">{return (double)Num/Denom;}</text:span></text:p>
              </text:list-item>
              <text:list-item>
                <text:p><text:span text:style-name="T6">Angabe von explizit zur Verhinderung von Mehrdeutigkeiten mögl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ichtproportionaler_20_Text" style:display-name="Nichtproportionaler Text" style:family="graphic">
      <style:paragraph-properties style:text-autospace="none"/>
      <style:text-properties fo:font-family="Cumberland, 'Courier New'" style:font-family-generic="modern" style:font-pitch="fixed" style:font-family-asian="Cumberland, 'Courier New'" style:font-family-generic-asian="modern" style:font-pitch-asian="fixed" style:font-family-complex="Cumberland, 'Courier New'" style:font-family-generic-complex="modern" style:font-pitch-complex="fixed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Tabellen_20_Inhalt" style:display-name="Tabellen Inhal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 Condensed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imbus Sans L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imbus Sans L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imbus Sans L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imbus Sans L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ck </meta:initial-creator>
    <meta:creation-date>2012-04-23T08:48:39</meta:creation-date>
    <meta:editing-duration>P1DT1H53M13S</meta:editing-duration>
    <meta:editing-cycles>4</meta:editing-cycles>
    <dc:date>2014-05-15T09:43:25</dc:date>
    <dc:creator>beck </dc:creator>
    <meta:generator>LibreOffice/3.5$Linux_x86 LibreOffice_project/350m1$Build-2</meta:generator>
    <meta:document-statistic meta:object-count="51"/>
  </office:meta>
</office:document-meta>
</file>